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6.01cm" svg:height="8.986cm" svg:x="16.169cm" svg:y="3.567cm">
            <draw:object draw:notify-on-update-of-ranges="Tabelle1.B7:Tabelle1.B11 Tabelle1.C7:Tabelle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1cm" svg:height="9.005cm" svg:x="18.131cm" svg:y="32.259cm">
            <draw:object draw:notify-on-update-of-ranges="Tabelle1.B94:Tabelle1.B96 Tabelle1.C94:Tabelle1.C9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query 'Roads2 feed head[N] sortby[OsmId] count'.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table:style-name="ce1" office:value-type="float" office:value="2800">
            <text:p>2800,00</text:p>
          </table:table-cell>
          <table:table-cell table:style-name="ce3" table:formula="of:=[.C7]/[.B7]" office:value-type="float" office:value="0.014">
            <text:p>0,01400</text:p>
          </table:table-cell>
          <table:table-cell office:value-type="float" office:value="977">
            <text:p>977</text:p>
          </table:table-cell>
          <table:table-cell table:formula="of:=[.C7]-[.E7]" office:value-type="float" office:value="1823">
            <text:p>1823</text:p>
          </table:table-cell>
          <table:table-cell table:style-name="ce3" table:formula="of:=[.F7]/[.B7]" office:value-type="float" office:value="0.009115">
            <text:p>0,00912</text:p>
          </table:table-cell>
          <table:table-cell/>
        </table:table-row>
        <table:table-row table:style-name="ro2">
          <table:table-cell/>
          <table:table-cell office:value-type="float" office:value="400000">
            <text:p>400000</text:p>
          </table:table-cell>
          <table:table-cell table:style-name="ce1" office:value-type="float" office:value="5750">
            <text:p>5750,00</text:p>
          </table:table-cell>
          <table:table-cell table:style-name="ce3" table:formula="of:=[.C8]/[.B8]" office:value-type="float" office:value="0.014375">
            <text:p>0,01438</text:p>
          </table:table-cell>
          <table:table-cell office:value-type="float" office:value="1884">
            <text:p>1884</text:p>
          </table:table-cell>
          <table:table-cell table:formula="of:=[.C8]-[.E8]" office:value-type="float" office:value="3866">
            <text:p>3866</text:p>
          </table:table-cell>
          <table:table-cell table:style-name="ce3" table:formula="of:=[.F8]/[.B8]" office:value-type="float" office:value="0.009665">
            <text:p>0,00967</text:p>
          </table:table-cell>
          <table:table-cell/>
        </table:table-row>
        <table:table-row table:style-name="ro2">
          <table:table-cell/>
          <table:table-cell office:value-type="float" office:value="600000">
            <text:p>600000</text:p>
          </table:table-cell>
          <table:table-cell table:style-name="ce1" office:value-type="float" office:value="8700">
            <text:p>8700,00</text:p>
          </table:table-cell>
          <table:table-cell table:style-name="ce3" table:formula="of:=[.C9]/[.B9]" office:value-type="float" office:value="0.0145">
            <text:p>0,01450</text:p>
          </table:table-cell>
          <table:table-cell office:value-type="float" office:value="2870">
            <text:p>2870</text:p>
          </table:table-cell>
          <table:table-cell table:formula="of:=[.C9]-[.E9]" office:value-type="float" office:value="5830">
            <text:p>5830</text:p>
          </table:table-cell>
          <table:table-cell table:style-name="ce3" table:formula="of:=[.F9]/[.B9]" office:value-type="float" office:value="0.00971666666666667">
            <text:p>0,00972</text:p>
          </table:table-cell>
          <table:table-cell/>
        </table:table-row>
        <table:table-row table:style-name="ro2">
          <table:table-cell/>
          <table:table-cell office:value-type="float" office:value="800000">
            <text:p>800000</text:p>
          </table:table-cell>
          <table:table-cell table:style-name="ce1" office:value-type="float" office:value="11670">
            <text:p>11670,00</text:p>
          </table:table-cell>
          <table:table-cell table:style-name="ce3" table:formula="of:=[.C10]/[.B10]" office:value-type="float" office:value="0.0145875">
            <text:p>0,01459</text:p>
          </table:table-cell>
          <table:table-cell office:value-type="float" office:value="3801">
            <text:p>3801</text:p>
          </table:table-cell>
          <table:table-cell table:formula="of:=[.C10]-[.E10]" office:value-type="float" office:value="7869">
            <text:p>7869</text:p>
          </table:table-cell>
          <table:table-cell table:style-name="ce3" table:formula="of:=[.F10]/[.B10]" office:value-type="float" office:value="0.00983625">
            <text:p>0,00984</text:p>
          </table:table-cell>
          <table:table-cell/>
        </table:table-row>
        <table:table-row table:style-name="ro2">
          <table:table-cell/>
          <table:table-cell office:value-type="float" office:value="1000000">
            <text:p>1000000</text:p>
          </table:table-cell>
          <table:table-cell table:style-name="ce1" office:value-type="float" office:value="14690">
            <text:p>14690,00</text:p>
          </table:table-cell>
          <table:table-cell table:style-name="ce3" table:formula="of:=[.C11]/[.B11]" office:value-type="float" office:value="0.01469">
            <text:p>0,01469</text:p>
          </table:table-cell>
          <table:table-cell office:value-type="float" office:value="4767">
            <text:p>4767</text:p>
          </table:table-cell>
          <table:table-cell table:formula="of:=[.C11]-[.E11]" office:value-type="float" office:value="9923">
            <text:p>9923</text:p>
          </table:table-cell>
          <table:table-cell table:style-name="ce3" table:formula="of:=[.F11]/[.B11]" office:value-type="float" office:value="0.009923">
            <text:p>0,00992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query 'Roads2Ordered feed head[1000000] count'.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977">
            <text:p>977</text:p>
          </table:table-cell>
          <table:table-cell table:style-name="ce3" table:formula="of:=[.C16]/[.B16]" office:value-type="float" office:value="0.004885">
            <text:p>0,00489</text:p>
          </table:table-cell>
          <table:table-cell table:number-columns-repeated="4"/>
        </table:table-row>
        <table:table-row table:style-name="ro2">
          <table:table-cell/>
          <table:table-cell table:formula="of:=[.B16]+200000" office:value-type="float" office:value="400000">
            <text:p>400000</text:p>
          </table:table-cell>
          <table:table-cell office:value-type="float" office:value="1884">
            <text:p>1884</text:p>
          </table:table-cell>
          <table:table-cell table:style-name="ce3" table:formula="of:=[.C17]/[.B17]" office:value-type="float" office:value="0.00471">
            <text:p>0,00471</text:p>
          </table:table-cell>
          <table:table-cell table:number-columns-repeated="4"/>
        </table:table-row>
        <table:table-row table:style-name="ro2">
          <table:table-cell/>
          <table:table-cell table:formula="of:=[.B17]+200000" office:value-type="float" office:value="600000">
            <text:p>600000</text:p>
          </table:table-cell>
          <table:table-cell office:value-type="float" office:value="2870">
            <text:p>2870</text:p>
          </table:table-cell>
          <table:table-cell table:style-name="ce3" table:formula="of:=[.C18]/[.B18]" office:value-type="float" office:value="0.00478333333333333">
            <text:p>0,00478</text:p>
          </table:table-cell>
          <table:table-cell table:number-columns-repeated="4"/>
        </table:table-row>
        <table:table-row table:style-name="ro2">
          <table:table-cell/>
          <table:table-cell table:formula="of:=[.B18]+200000" office:value-type="float" office:value="800000">
            <text:p>800000</text:p>
          </table:table-cell>
          <table:table-cell office:value-type="float" office:value="3801">
            <text:p>3801</text:p>
          </table:table-cell>
          <table:table-cell table:style-name="ce3" table:formula="of:=[.C19]/[.B19]" office:value-type="float" office:value="0.00475125">
            <text:p>0,00475</text:p>
          </table:table-cell>
          <table:table-cell table:number-columns-repeated="4"/>
        </table:table-row>
        <table:table-row table:style-name="ro2">
          <table:table-cell/>
          <table:table-cell table:formula="of:=[.B19]+200000" office:value-type="float" office:value="1000000">
            <text:p>1000000</text:p>
          </table:table-cell>
          <table:table-cell office:value-type="float" office:value="4767">
            <text:p>4767</text:p>
          </table:table-cell>
          <table:table-cell table:style-name="ce3" table:formula="of:=[.C20]/[.B20]" office:value-type="float" office:value="0.004767">
            <text:p>0,00477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2">
          <table:table-cell/>
          <table:table-cell office:value-type="string">
            <text:p>query 'Roads2Ordered feed head[200000] {r1}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 text:c="2"/>Roads2Ordered feed head[200000] {r2}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 text:c="2"/>mergejoin[OsmId_r1, OsmId_r2]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 text:c="2"/>count'.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ms</text:p>
          </table:table-cell>
          <table:table-cell office:value-type="string">
            <text:p>1st arg</text:p>
          </table:table-cell>
          <table:table-cell office:value-type="string">
            <text:p>2nd arg</text:p>
          </table:table-cell>
          <table:table-cell office:value-type="string">
            <text:p>mergejoin onl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977">
            <text:p>977</text:p>
          </table:table-cell>
          <table:table-cell table:formula="of:=[.C34]-[.D34]-[.E34]" office:value-type="float" office:value="1046">
            <text:p>1046</text:p>
          </table:table-cell>
          <table:table-cell table:style-name="ce3" table:formula="of:=[.F34]/([.B34]*2)" office:value-type="float" office:value="0.002615">
            <text:p>0,00262</text:p>
          </table:table-cell>
          <table:table-cell/>
        </table:table-row>
        <table:table-row table:style-name="ro2">
          <table:table-cell/>
          <table:table-cell office:value-type="float" office:value="400000">
            <text:p>400000</text:p>
          </table:table-cell>
          <table:table-cell office:value-type="float" office:value="6000">
            <text:p>6000</text:p>
          </table:table-cell>
          <table:table-cell table:number-columns-repeated="2" office:value-type="float" office:value="1884">
            <text:p>1884</text:p>
          </table:table-cell>
          <table:table-cell table:formula="of:=[.C35]-[.D35]-[.E35]" office:value-type="float" office:value="2232">
            <text:p>2232</text:p>
          </table:table-cell>
          <table:table-cell table:style-name="ce3" table:formula="of:=[.F35]/([.B35]*2)" office:value-type="float" office:value="0.00279">
            <text:p>0,00279</text:p>
          </table:table-cell>
          <table:table-cell/>
        </table:table-row>
        <table:table-row table:style-name="ro2">
          <table:table-cell/>
          <table:table-cell office:value-type="float" office:value="600000">
            <text:p>600000</text:p>
          </table:table-cell>
          <table:table-cell office:value-type="float" office:value="8980">
            <text:p>8980</text:p>
          </table:table-cell>
          <table:table-cell table:number-columns-repeated="2" office:value-type="float" office:value="2870">
            <text:p>2870</text:p>
          </table:table-cell>
          <table:table-cell table:formula="of:=[.C36]-[.D36]-[.E36]" office:value-type="float" office:value="3240">
            <text:p>3240</text:p>
          </table:table-cell>
          <table:table-cell table:style-name="ce3" table:formula="of:=[.F36]/([.B36]*2)" office:value-type="float" office:value="0.0027">
            <text:p>0,00270</text:p>
          </table:table-cell>
          <table:table-cell/>
        </table:table-row>
        <table:table-row table:style-name="ro2">
          <table:table-cell/>
          <table:table-cell office:value-type="float" office:value="800000">
            <text:p>800000</text:p>
          </table:table-cell>
          <table:table-cell office:value-type="float" office:value="11933">
            <text:p>11933</text:p>
          </table:table-cell>
          <table:table-cell table:number-columns-repeated="2" office:value-type="float" office:value="3801">
            <text:p>3801</text:p>
          </table:table-cell>
          <table:table-cell table:formula="of:=[.C37]-[.D37]-[.E37]" office:value-type="float" office:value="4331">
            <text:p>4331</text:p>
          </table:table-cell>
          <table:table-cell table:style-name="ce3" table:formula="of:=[.F37]/([.B37]*2)" office:value-type="float" office:value="0.002706875">
            <text:p>0,00271</text:p>
          </table:table-cell>
          <table:table-cell/>
        </table:table-row>
        <table:table-row table:style-name="ro2">
          <table:table-cell/>
          <table:table-cell office:value-type="float" office:value="1000000">
            <text:p>1000000</text:p>
          </table:table-cell>
          <table:table-cell office:value-type="float" office:value="14895">
            <text:p>14895</text:p>
          </table:table-cell>
          <table:table-cell table:number-columns-repeated="2" office:value-type="float" office:value="4767">
            <text:p>4767</text:p>
          </table:table-cell>
          <table:table-cell table:formula="of:=[.C38]-[.D38]-[.E38]" office:value-type="float" office:value="5361">
            <text:p>5361</text:p>
          </table:table-cell>
          <table:table-cell table:style-name="ce3" table:formula="of:=[.F38]/([.B38]*2)" office:value-type="float" office:value="0.0026805">
            <text:p>0,0026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(A) query 'Roads2Ordered feed head[1000000] count'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977">
            <text:p>977</text:p>
          </table:table-cell>
          <table:table-cell table:style-name="ce3" table:formula="of:=[.C43]/[.B43]" office:value-type="float" office:value="0.004885">
            <text:p>0,00489</text:p>
          </table:table-cell>
          <table:table-cell table:number-columns-repeated="4"/>
        </table:table-row>
        <table:table-row table:style-name="ro2">
          <table:table-cell/>
          <table:table-cell table:formula="of:=[.B43]+200000" office:value-type="float" office:value="400000">
            <text:p>400000</text:p>
          </table:table-cell>
          <table:table-cell office:value-type="float" office:value="1884">
            <text:p>1884</text:p>
          </table:table-cell>
          <table:table-cell table:style-name="ce3" table:formula="of:=[.C44]/[.B44]" office:value-type="float" office:value="0.00471">
            <text:p>0,00471</text:p>
          </table:table-cell>
          <table:table-cell table:number-columns-repeated="4"/>
        </table:table-row>
        <table:table-row table:style-name="ro2">
          <table:table-cell/>
          <table:table-cell table:formula="of:=[.B44]+200000" office:value-type="float" office:value="600000">
            <text:p>600000</text:p>
          </table:table-cell>
          <table:table-cell office:value-type="float" office:value="2870">
            <text:p>2870</text:p>
          </table:table-cell>
          <table:table-cell table:style-name="ce3" table:formula="of:=[.C45]/[.B45]" office:value-type="float" office:value="0.00478333333333333">
            <text:p>0,00478</text:p>
          </table:table-cell>
          <table:table-cell table:number-columns-repeated="4"/>
        </table:table-row>
        <table:table-row table:style-name="ro2">
          <table:table-cell/>
          <table:table-cell table:formula="of:=[.B45]+200000" office:value-type="float" office:value="800000">
            <text:p>800000</text:p>
          </table:table-cell>
          <table:table-cell office:value-type="float" office:value="3801">
            <text:p>3801</text:p>
          </table:table-cell>
          <table:table-cell table:style-name="ce3" table:formula="of:=[.C46]/[.B46]" office:value-type="float" office:value="0.00475125">
            <text:p>0,00475</text:p>
          </table:table-cell>
          <table:table-cell table:number-columns-repeated="4"/>
        </table:table-row>
        <table:table-row table:style-name="ro2">
          <table:table-cell/>
          <table:table-cell table:formula="of:=[.B46]+200000" office:value-type="float" office:value="1000000">
            <text:p>1000000</text:p>
          </table:table-cell>
          <table:table-cell office:value-type="float" office:value="4767">
            <text:p>4767</text:p>
          </table:table-cell>
          <table:table-cell table:style-name="ce3" table:formula="of:=[.C47]/[.B47]" office:value-type="float" office:value="0.004767">
            <text:p>0,0047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(B) query Roads2 feed head[200000] {r1} Roads2 feed head[1] {r2} 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 text:c="2"/>itHashJoin[OsmId_r1, OsmId_r2] count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3"/>
          <table:table-cell table:style-name="ce1"/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B</text:p>
          </table:table-cell>
          <table:table-cell table:style-name="ce3" office:value-type="string">
            <text:p>A</text:p>
          </table:table-cell>
          <table:table-cell table:style-name="ce1" office:value-type="string">
            <text:p>B – A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table:style-name="ce2" office:value-type="float" office:value="1440">
            <text:p>1440</text:p>
          </table:table-cell>
          <table:table-cell office:value-type="float" office:value="977">
            <text:p>977</text:p>
          </table:table-cell>
          <table:table-cell table:style-name="ce1" table:formula="of:=[.C54]-[.D54]" office:value-type="float" office:value="463">
            <text:p>463,00</text:p>
          </table:table-cell>
          <table:table-cell table:style-name="ce3" table:formula="of:=[.E54]/[.B54]" office:value-type="float" office:value="0.002315">
            <text:p>0,00232</text:p>
          </table:table-cell>
          <table:table-cell table:number-columns-repeated="2"/>
        </table:table-row>
        <table:table-row table:style-name="ro2">
          <table:table-cell/>
          <table:table-cell table:formula="of:=[.B54]+200000" office:value-type="float" office:value="400000">
            <text:p>400000</text:p>
          </table:table-cell>
          <table:table-cell table:style-name="ce2" office:value-type="float" office:value="2900">
            <text:p>2900</text:p>
          </table:table-cell>
          <table:table-cell office:value-type="float" office:value="1884">
            <text:p>1884</text:p>
          </table:table-cell>
          <table:table-cell table:style-name="ce1" table:formula="of:=[.C55]-[.D55]" office:value-type="float" office:value="1016">
            <text:p>1016,00</text:p>
          </table:table-cell>
          <table:table-cell table:style-name="ce3" table:formula="of:=[.E55]/[.B55]" office:value-type="float" office:value="0.00254">
            <text:p>0,00254</text:p>
          </table:table-cell>
          <table:table-cell table:number-columns-repeated="2"/>
        </table:table-row>
        <table:table-row table:style-name="ro2">
          <table:table-cell/>
          <table:table-cell table:formula="of:=[.B55]+200000" office:value-type="float" office:value="600000">
            <text:p>600000</text:p>
          </table:table-cell>
          <table:table-cell table:style-name="ce2" office:value-type="float" office:value="4320">
            <text:p>4320</text:p>
          </table:table-cell>
          <table:table-cell office:value-type="float" office:value="2870">
            <text:p>2870</text:p>
          </table:table-cell>
          <table:table-cell table:style-name="ce1" table:formula="of:=[.C56]-[.D56]" office:value-type="float" office:value="1450">
            <text:p>1450,00</text:p>
          </table:table-cell>
          <table:table-cell table:style-name="ce3" table:formula="of:=[.E56]/[.B56]" office:value-type="float" office:value="0.00241666666666667">
            <text:p>0,00242</text:p>
          </table:table-cell>
          <table:table-cell table:number-columns-repeated="2"/>
        </table:table-row>
        <table:table-row table:style-name="ro2">
          <table:table-cell/>
          <table:table-cell table:formula="of:=[.B56]+200000" office:value-type="float" office:value="800000">
            <text:p>800000</text:p>
          </table:table-cell>
          <table:table-cell table:style-name="ce2" office:value-type="float" office:value="5730">
            <text:p>5730</text:p>
          </table:table-cell>
          <table:table-cell office:value-type="float" office:value="3801">
            <text:p>3801</text:p>
          </table:table-cell>
          <table:table-cell table:style-name="ce1" table:formula="of:=[.C57]-[.D57]" office:value-type="float" office:value="1929">
            <text:p>1929,00</text:p>
          </table:table-cell>
          <table:table-cell table:style-name="ce3" table:formula="of:=[.E57]/[.B57]" office:value-type="float" office:value="0.00241125">
            <text:p>0,00241</text:p>
          </table:table-cell>
          <table:table-cell table:number-columns-repeated="2"/>
        </table:table-row>
        <table:table-row table:style-name="ro2">
          <table:table-cell/>
          <table:table-cell table:formula="of:=[.B57]+200000" office:value-type="float" office:value="1000000">
            <text:p>1000000</text:p>
          </table:table-cell>
          <table:table-cell table:style-name="ce2" office:value-type="float" office:value="7180">
            <text:p>7180</text:p>
          </table:table-cell>
          <table:table-cell office:value-type="float" office:value="4767">
            <text:p>4767</text:p>
          </table:table-cell>
          <table:table-cell table:style-name="ce1" table:formula="of:=[.C58]-[.D58]" office:value-type="float" office:value="2413">
            <text:p>2413,00</text:p>
          </table:table-cell>
          <table:table-cell table:style-name="ce3" table:formula="of:=[.E58]/[.B58]" office:value-type="float" office:value="0.002413">
            <text:p>0,0024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office:value-type="string">
            <text:p>(C) query Roads2 feed head[200000] {r1} Roads2 feed head[1] {r2} </text:p>
            <text:p><text:s text:c="2"/>itHashJoin[OsmId_r1, OsmId_r2] {memory 16} cou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o. of partitions</text:p>
          </table:table-cell>
          <table:table-cell table:number-columns-repeated="4"/>
          <table:table-cell office:value-type="float" office:value="240">
            <text:p>240</text:p>
          </table:table-cell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7">
            <text:p>7</text:p>
          </table:table-cell>
          <table:table-cell/>
          <table:table-cell table:style-name="ce1" table:formula="of:=[.B64]*([.$H$63]+24+8) / ((16 * 1024 *1024)  - 7999976 )" office:value-type="float" office:value="6.19784807069193">
            <text:p>6,20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64]+200000" office:value-type="float" office:value="400000">
            <text:p>400000</text:p>
          </table:table-cell>
          <table:table-cell office:value-type="float" office:value="13">
            <text:p>13</text:p>
          </table:table-cell>
          <table:table-cell/>
          <table:table-cell table:style-name="ce1" table:formula="of:=[.B65]*([.$H$63]+24+8) / ((16 * 1024 *1024)  - 7999976 )" office:value-type="float" office:value="12.3956961413839">
            <text:p>12,40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65]+200000" office:value-type="float" office:value="600000">
            <text:p>600000</text:p>
          </table:table-cell>
          <table:table-cell office:value-type="float" office:value="19">
            <text:p>19</text:p>
          </table:table-cell>
          <table:table-cell/>
          <table:table-cell table:style-name="ce1" table:formula="of:=[.B66]*([.$H$63]+24+8) / ((16 * 1024 *1024)  - 7999976 )" office:value-type="float" office:value="18.5935442120758">
            <text:p>18,59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66]+200000" office:value-type="float" office:value="800000">
            <text:p>800000</text:p>
          </table:table-cell>
          <table:table-cell office:value-type="float" office:value="25">
            <text:p>25</text:p>
          </table:table-cell>
          <table:table-cell/>
          <table:table-cell table:style-name="ce1" table:formula="of:=[.B67]*([.$H$63]+24+8) / ((16 * 1024 *1024)  - 7999976 )" office:value-type="float" office:value="24.7913922827677">
            <text:p>24,79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67]+200000" office:value-type="float" office:value="1000000">
            <text:p>1000000</text:p>
          </table:table-cell>
          <table:table-cell office:value-type="float" office:value="31">
            <text:p>31</text:p>
          </table:table-cell>
          <table:table-cell/>
          <table:table-cell table:style-name="ce1" table:formula="of:=[.B68]*([.$H$63]+24+8) / ((16 * 1024 *1024)  - 7999976 )" office:value-type="float" office:value="30.9892403534596">
            <text:p>30,99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3">
          <table:table-cell/>
          <table:table-cell office:value-type="string">
            <text:p>(D) query Roads2 feedproject[Name, OsmId] head[200000] {r1} Roads2 feed head[1] {r2} </text:p>
            <text:p><text:s text:c="2"/>itHashJoin[OsmId_r1, OsmId_r2] {memory 16} count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o. of partitions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3">
            <text:p>3</text:p>
          </table:table-cell>
          <table:table-cell/>
          <table:table-cell table:style-name="ce1" table:formula="of:=[.B75]*(80+24+8) / ((16 * 1024 *1024)  - 7999976 )" office:value-type="float" office:value="2.55205508793197">
            <text:p>2,55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75]+200000" office:value-type="float" office:value="400000">
            <text:p>400000</text:p>
          </table:table-cell>
          <table:table-cell office:value-type="float" office:value="6">
            <text:p>6</text:p>
          </table:table-cell>
          <table:table-cell/>
          <table:table-cell table:style-name="ce1" table:formula="of:=[.B76]*(80+24+8) / ((16 * 1024 *1024) - 7999976 )" office:value-type="float" office:value="5.10411017586394">
            <text:p>5,10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76]+200000" office:value-type="float" office:value="600000">
            <text:p>600000</text:p>
          </table:table-cell>
          <table:table-cell office:value-type="float" office:value="8">
            <text:p>8</text:p>
          </table:table-cell>
          <table:table-cell/>
          <table:table-cell table:style-name="ce1" table:formula="of:=[.B77]*(80+24+8) / ((16 * 1024 *1024) - 7999976 )" office:value-type="float" office:value="7.65616526379591">
            <text:p>7,66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77]+200000" office:value-type="float" office:value="800000">
            <text:p>800000</text:p>
          </table:table-cell>
          <table:table-cell office:value-type="float" office:value="11">
            <text:p>11</text:p>
          </table:table-cell>
          <table:table-cell/>
          <table:table-cell table:style-name="ce1" table:formula="of:=[.B78]*(80+24+8) / ((16 * 1024 *1024) - 7999976 )" office:value-type="float" office:value="10.2082203517279">
            <text:p>10,21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78]+200000" office:value-type="float" office:value="1000000">
            <text:p>1000000</text:p>
          </table:table-cell>
          <table:table-cell office:value-type="float" office:value="14">
            <text:p>14</text:p>
          </table:table-cell>
          <table:table-cell/>
          <table:table-cell table:style-name="ce1" table:formula="of:=[.B79]*(80+24+8) / ((16 * 1024 *1024) - 7999976 )" office:value-type="float" office:value="12.7602754396598">
            <text:p>12,76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(E) query Roads2 feedproject[GeoData, OsmId] head[200000] {r1} Roads2 feed head[1] {r2} 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 text:c="2"/>itHashJoin[OsmId_r1, OsmId_r2] {memory 16} count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5">
            <text:p>5</text:p>
          </table:table-cell>
          <table:table-cell/>
          <table:table-cell table:style-name="ce1" table:formula="of:=[.B86]*(176+24+8) / ((16 * 1024 *1024)  - 7999976 )" office:value-type="float" office:value="4.73953087758794">
            <text:p>4,74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86]+200000" office:value-type="float" office:value="400000">
            <text:p>400000</text:p>
          </table:table-cell>
          <table:table-cell office:value-type="float" office:value="10">
            <text:p>10</text:p>
          </table:table-cell>
          <table:table-cell/>
          <table:table-cell table:style-name="ce1" table:formula="of:=[.B87]*(176+24+8) / ((16 * 1024 *1024)  - 7999976 )" office:value-type="float" office:value="9.47906175517589">
            <text:p>9,48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87]+200000" office:value-type="float" office:value="600000">
            <text:p>600000</text:p>
          </table:table-cell>
          <table:table-cell office:value-type="float" office:value="15">
            <text:p>15</text:p>
          </table:table-cell>
          <table:table-cell/>
          <table:table-cell table:style-name="ce1" table:formula="of:=[.B88]*(176+24+8) / ((16 * 1024 *1024)  - 7999976 )" office:value-type="float" office:value="14.2185926327638">
            <text:p>14,22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88]+200000" office:value-type="float" office:value="800000">
            <text:p>800000</text:p>
          </table:table-cell>
          <table:table-cell office:value-type="float" office:value="20">
            <text:p>20</text:p>
          </table:table-cell>
          <table:table-cell/>
          <table:table-cell table:style-name="ce1" table:formula="of:=[.B89]*(176+24+8) / ((16 * 1024 *1024)  - 7999976 )" office:value-type="float" office:value="18.9581235103518">
            <text:p>18,96</text:p>
          </table:table-cell>
          <table:table-cell table:style-name="ce1"/>
          <table:table-cell table:number-columns-repeated="2"/>
        </table:table-row>
        <table:table-row table:style-name="ro2">
          <table:table-cell/>
          <table:table-cell table:formula="of:=[.B89]+200000" office:value-type="float" office:value="1000000">
            <text:p>1000000</text:p>
          </table:table-cell>
          <table:table-cell office:value-type="float" office:value="25">
            <text:p>25</text:p>
          </table:table-cell>
          <table:table-cell/>
          <table:table-cell table:style-name="ce1" table:formula="of:=[.B90]*(176+24+8) / ((16 * 1024 *1024)  - 7999976 )" office:value-type="float" office:value="23.6976543879397">
            <text:p>23,70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Tuple Size x</text:p>
          </table:table-cell>
          <table:table-cell office:value-type="string">
            <text:p>Space needed y</text:p>
          </table:table-cell>
          <table:table-cell/>
          <table:table-cell office:value-type="string">
            <text:p>y - x</text:p>
          </table:table-cell>
          <table:table-cell office:value-type="string">
            <text:p>Y / x</text:p>
          </table:table-cell>
          <table:table-cell table:number-columns-repeated="2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234">
            <text:p>234</text:p>
          </table:table-cell>
          <table:table-cell/>
          <table:table-cell table:formula="of:=[.C94]-[.B94]" office:value-type="float" office:value="154">
            <text:p>154</text:p>
          </table:table-cell>
          <table:table-cell table:style-name="ce1" table:formula="of:=[.C94]/[.B94]" office:value-type="float" office:value="2.925">
            <text:p>2,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6">
            <text:p>176</text:p>
          </table:table-cell>
          <table:table-cell office:value-type="float" office:value="419">
            <text:p>419</text:p>
          </table:table-cell>
          <table:table-cell/>
          <table:table-cell table:formula="of:=[.C95]-[.B95]" office:value-type="float" office:value="243">
            <text:p>243</text:p>
          </table:table-cell>
          <table:table-cell table:style-name="ce1" table:formula="of:=[.C95]/[.B95]" office:value-type="float" office:value="2.38068181818182">
            <text:p>2,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416">
            <text:p>416</text:p>
          </table:table-cell>
          <table:table-cell office:value-type="float" office:value="503">
            <text:p>503</text:p>
          </table:table-cell>
          <table:table-cell/>
          <table:table-cell table:formula="of:=[.C96]-[.B96]" office:value-type="float" office:value="87">
            <text:p>87</text:p>
          </table:table-cell>
          <table:table-cell table:style-name="ce1" table:formula="of:=[.C96]/[.B96]" office:value-type="float" office:value="1.20913461538462">
            <text:p>1,2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(F) query Roads2 feed head[200000] {r1} Roads2 feed head[1] {r2} 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 text:c="2"/>itHashJoin[OsmId_r1, OsmId_r2] {memory 2} count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49">
            <text:p>49</text:p>
          </table:table-cell>
          <table:table-cell table:number-columns-repeated="5"/>
        </table:table-row>
        <table:table-row table:style-name="ro2">
          <table:table-cell/>
          <table:table-cell table:formula="of:=[.B103]+200000" office:value-type="float" office:value="400000">
            <text:p>400000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2">
          <table:table-cell/>
          <table:table-cell table:formula="of:=[.B104]+200000" office:value-type="float" office:value="600000">
            <text:p>600000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2">
          <table:table-cell/>
          <table:table-cell table:formula="of:=[.B105]+200000" office:value-type="float" office:value="800000">
            <text:p>800000</text:p>
          </table:table-cell>
          <table:table-cell office:value-type="float" office:value="196">
            <text:p>196</text:p>
          </table:table-cell>
          <table:table-cell table:number-columns-repeated="5"/>
        </table:table-row>
        <table:table-row table:style-name="ro2">
          <table:table-cell/>
          <table:table-cell table:formula="of:=[.B106]+200000" office:value-type="float" office:value="1000000">
            <text:p>1000000</text:p>
          </table:table-cell>
          <table:table-cell office:value-type="float" office:value="246">
            <text:p>246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(G) query Roads2 feedproject[GeoData, OsmId] head[200000] {r1} Roads2 feed head[1] {r2} 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 text:c="2"/>itHashJoin[OsmId_r1, OsmId_r2] {memory 2} count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40">
            <text:p>40</text:p>
          </table:table-cell>
          <table:table-cell table:number-columns-repeated="5"/>
        </table:table-row>
        <table:table-row table:style-name="ro2">
          <table:table-cell/>
          <table:table-cell table:formula="of:=[.B114]+200000" office:value-type="float" office:value="400000">
            <text:p>400000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2">
          <table:table-cell/>
          <table:table-cell table:formula="of:=[.B115]+200000" office:value-type="float" office:value="600000">
            <text:p>600000</text:p>
          </table:table-cell>
          <table:table-cell office:value-type="float" office:value="119">
            <text:p>119</text:p>
          </table:table-cell>
          <table:table-cell table:number-columns-repeated="5"/>
        </table:table-row>
        <table:table-row table:style-name="ro2">
          <table:table-cell/>
          <table:table-cell table:formula="of:=[.B116]+200000" office:value-type="float" office:value="800000">
            <text:p>800000</text:p>
          </table:table-cell>
          <table:table-cell office:value-type="float" office:value="159">
            <text:p>159</text:p>
          </table:table-cell>
          <table:table-cell table:number-columns-repeated="5"/>
        </table:table-row>
        <table:table-row table:style-name="ro2">
          <table:table-cell/>
          <table:table-cell table:formula="of:=[.B117]+200000" office:value-type="float" office:value="1000000">
            <text:p>1000000</text:p>
          </table:table-cell>
          <table:table-cell office:value-type="float" office:value="198">
            <text:p>198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(H) query Roads2 feedproject[Name, OsmId] head[1000000] {r1} Roads2 feed head[1] {r2} <text:s/>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<text:s text:c="2"/>itHashJoin[OsmId_r1, OsmId_r2] {memory 2} count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2">
          <table:table-cell/>
          <table:table-cell table:formula="of:=[.B125]+200000" office:value-type="float" office:value="400000">
            <text:p>400000</text:p>
          </table:table-cell>
          <table:table-cell office:value-type="float" office:value="42">
            <text:p>42</text:p>
          </table:table-cell>
          <table:table-cell table:number-columns-repeated="5"/>
        </table:table-row>
        <table:table-row table:style-name="ro2">
          <table:table-cell/>
          <table:table-cell table:formula="of:=[.B126]+200000" office:value-type="float" office:value="600000">
            <text:p>600000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2">
          <table:table-cell/>
          <table:table-cell table:formula="of:=[.B127]+200000" office:value-type="float" office:value="800000">
            <text:p>800000</text:p>
          </table:table-cell>
          <table:table-cell office:value-type="float" office:value="84">
            <text:p>84</text:p>
          </table:table-cell>
          <table:table-cell table:number-columns-repeated="5"/>
        </table:table-row>
        <table:table-row table:style-name="ro2">
          <table:table-cell/>
          <table:table-cell table:formula="of:=[.B128]+200000" office:value-type="float" office:value="1000000">
            <text:p>1000000</text:p>
          </table:table-cell>
          <table:table-cell office:value-type="float" office:value="105">
            <text:p>105</text:p>
          </table:table-cell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5" number:min-integer-digits="1"/>
    </number:number-style>
    <number:number-style style:name="N111">
      <number:number number:decimal-places="2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f Güting</meta:initial-creator>
    <meta:creation-date>2014-06-19T14:41:56</meta:creation-date>
    <dc:date>2014-06-21T20:35:40</dc:date>
    <dc:creator>Ralf Güting</dc:creator>
    <meta:editing-duration>PT4H4M34S</meta:editing-duration>
    <meta:editing-cycles>6</meta:editing-cycles>
    <meta:generator>LibreOffice/3.5$Linux_X86_64 LibreOffice_project/350m1$Build-2</meta:generator>
    <meta:document-statistic meta:table-count="3" meta:cell-count="2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87cm" xlink:href=".." xlink:type="simple" chart:class="chart:line" chart:style-name="ch1">
        <chart:legend chart:legend-position="end" svg:x="13.344cm" svg:y="4.194cm" style:legend-expansion="high" chart:style-name="ch2"/>
        <chart:plot-area chart:style-name="ch3" table:cell-range-address="Tabelle1.B7:Tabelle1.C11" chart:data-source-has-labels="column" svg:x="0.77cm" svg:y="0.851cm" svg:width="11.934cm" svg:height="7.537cm">
          <chartooo:coordinate-region svg:x="2.423cm" svg:y="1.05cm" svg:width="9.631cm" svg:height="6.691cm"/>
          <chart:axis chart:dimension="x" chart:name="primary-x" chart:style-name="ch4" chartooo:axis-type="auto">
            <chartooo:date-scale/>
            <chart:categories table:cell-range-address="Tabelle1.B7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7:Tabelle1.C1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Tabelle1.B7:Tabelle1.B11</svg:desc>
                </draw:g>
              </table:table-cell>
              <table:table-cell office:value-type="float" office:value="2800">
                <text:p>2800</text:p>
                <draw:g>
                  <svg:desc>Tabelle1.C7:Tabelle1.C11</svg:desc>
                </draw:g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690">
                <text:p>14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legend chart:legend-position="end" svg:x="13.344cm" svg:y="4.204cm" style:legend-expansion="high" chart:style-name="ch2"/>
        <chart:plot-area chart:style-name="ch3" table:cell-range-address="Tabelle1.B94:Tabelle1.C96" svg:x="0.77cm" svg:y="0.855cm" svg:width="11.934cm" svg:height="7.551cm">
          <chartooo:coordinate-region svg:x="1.577cm" svg:y="1.055cm" svg:width="10.847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C94:Tabelle1.C96" chart:class="chart:scatter">
            <chart:domain table:cell-range-address="Tabelle1.B94:Tabelle1.B9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Tabelle1.B94:Tabelle1.B96</svg:desc>
                </draw:g>
              </table:table-cell>
              <table:table-cell office:value-type="float" office:value="234">
                <text:p>234</text:p>
                <draw:g>
                  <svg:desc>Tabelle1.C94:Tabelle1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">
                <text:p>17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6">
                <text:p>416</text:p>
              </table:table-cell>
              <table:table-cell office:value-type="float" office:value="503">
                <text:p>5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